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ela1" style:family="table">
      <style:table-properties style:width="12.418cm" table:align="left"/>
    </style:style>
    <style:style style:name="Tabela1.A" style:family="table-column">
      <style:table-column-properties style:column-width="0.448cm"/>
    </style:style>
    <style:style style:name="Tabela1.B" style:family="table-column">
      <style:table-column-properties style:column-width="8.849cm"/>
    </style:style>
    <style:style style:name="Tabela1.C" style:family="table-column">
      <style:table-column-properties style:column-width="1.36cm"/>
    </style:style>
    <style:style style:name="Tabela1.D" style:family="table-column">
      <style:table-column-properties style:column-width="1.76cm"/>
    </style:style>
    <style:style style:name="Tabe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2" style:family="table">
      <style:table-properties style:width="10.532cm" table:align="left"/>
    </style:style>
    <style:style style:name="Tabela2.A" style:family="table-column">
      <style:table-column-properties style:column-width="5.048cm"/>
    </style:style>
    <style:style style:name="Tabela2.B" style:family="table-column">
      <style:table-column-properties style:column-width="5.484cm"/>
    </style:style>
    <style:style style:name="Tabela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3" style:family="table">
      <style:table-properties style:width="16.639cm" table:align="left"/>
    </style:style>
    <style:style style:name="Tabela3.A" style:family="table-column">
      <style:table-column-properties style:column-width="0.448cm"/>
    </style:style>
    <style:style style:name="Tabela3.B" style:family="table-column">
      <style:table-column-properties style:column-width="8.188cm"/>
    </style:style>
    <style:style style:name="Tabela3.C" style:family="table-column">
      <style:table-column-properties style:column-width="8.003cm"/>
    </style:style>
    <style:style style:name="Tabela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3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4" style:family="table">
      <style:table-properties style:width="12.411cm" table:align="left"/>
    </style:style>
    <style:style style:name="Tabela4.A" style:family="table-column">
      <style:table-column-properties style:column-width="5.63cm"/>
    </style:style>
    <style:style style:name="Tabela4.B" style:family="table-column">
      <style:table-column-properties style:column-width="6.78cm"/>
    </style:style>
    <style:style style:name="Tabela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4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Heading_20_1">
      <style:paragraph-properties fo:margin-left="0cm" fo:margin-right="0cm" fo:margin-top="0.847cm" fo:margin-bottom="0.423cm" style:contextual-spacing="false" style:line-height-at-least="0.9cm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5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6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/>
    </style:style>
    <style:style style:name="P7" style:family="paragraph" style:parent-style-name="Table_20_Contents">
      <style:paragraph-properties style:line-height-at-least="0.661cm"/>
      <style:text-properties fo:font-variant="normal" fo:text-transform="none"/>
    </style:style>
    <style:style style:name="P8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9" style:family="paragraph" style:parent-style-name="Text_20_body">
      <style:paragraph-properties fo:margin-left="1cm" fo:margin-right="1cm" fo:margin-top="0cm" fo:margin-bottom="0cm" style:contextual-spacing="false" fo:orphans="2" fo:widows="2" fo:text-indent="0cm" style:auto-text-indent="false" fo:padding-left="0.37cm" fo:padding-right="0cm" fo:padding-top="0cm" fo:padding-bottom="0cm" fo:border-left="1.5pt solid #adb2b8" fo:border-right="none" fo:border-top="none" fo:border-bottom="none"/>
    </style:style>
    <style:style style:name="P10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11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12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18" style:family="paragraph" style:parent-style-name="Table_20_Contents">
      <style:paragraph-properties fo:margin-left="0cm" fo:margin-right="0cm" style:line-height-at-least="0.661cm" fo:text-indent="0cm" style:auto-text-indent="false"/>
    </style:style>
    <style:style style:name="P19" style:family="paragraph" style:parent-style-name="Table_20_Contents">
      <style:paragraph-properties fo:margin-left="0cm" fo:margin-right="0cm" style:line-height-at-least="0.582cm" fo:text-indent="0cm" style:auto-text-indent="false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style:font-name="Menlo" fo:font-size="9.75pt"/>
    </style:style>
    <style:style style:name="P21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officeooo:paragraph-rsid="001aec9e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45649" loext:opacity="100%" style:font-name="Menlo" fo:font-size="9.75pt" fo:font-style="normal" fo:font-weight="normal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bold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italic" fo:font-weight="normal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0184bc" loext:opacity="100%" style:font-name="Menlo" fo:font-size="9.75pt" fo:font-style="normal" fo:font-weight="normal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626a4" loext:opacity="100%" style:font-name="Menlo" fo:font-size="9.75pt" fo:font-style="normal" fo:font-weight="normal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30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style:font-name="quote-cjk-patch" fo:font-size="16.5pt" fo:font-style="normal" fo:font-weight="bold"/>
    </style:style>
    <style:style style:name="T1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2" style:family="text">
      <style:text-properties fo:font-variant="normal" fo:text-transform="none" fo:color="#0f1115" loext:opacity="100%" fo:letter-spacing="normal"/>
    </style:style>
    <style:style style:name="T3" style:family="text"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6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7" style:family="text">
      <style:text-properties style:font-name="Menlo" fo:font-size="9.75pt" fo:font-style="normal" fo:font-weight="normal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style:font-name="Menlo" fo:font-size="9.75pt" fo:font-style="normal" fo:font-weight="normal"/>
    </style:style>
    <style:style style:name="T10" style:family="text">
      <style:text-properties fo:color="#383a42" loext:opacity="100%"/>
    </style:style>
    <style:style style:name="T11" style:family="text">
      <style:text-properties fo:font-variant="normal" fo:text-transform="none" style:font-name="quote-cjk-patch" fo:font-size="11.25pt" fo:font-style="normal" fo:font-weight="bold"/>
    </style:style>
    <style:style style:name="T12" style:family="text">
      <style:text-properties fo:font-variant="normal" fo:text-transform="none" style:font-name="Menlo" fo:font-size="9.75pt" fo:font-style="normal" fo:font-weight="normal" fo:background-color="#ebeef2" loext:char-shading-value="0" loext:padding="0cm" loext:border="none"/>
    </style:style>
    <style:style style:name="T13" style:family="text">
      <style:text-properties fo:font-variant="normal" fo:text-transform="none" style:font-name="quote-cjk-patch" fo:font-size="11.25pt" fo:font-style="normal" fo:font-weight="normal"/>
    </style:style>
    <style:style style:name="T14" style:family="text">
      <style:text-properties fo:font-variant="normal" fo:text-transform="none" fo:color="#383a42" loext:opacity="100%" fo:font-style="normal" fo:font-weight="normal"/>
    </style:style>
    <style:style style:name="T15" style:family="text">
      <style:text-properties fo:font-variant="normal" fo:text-transform="none" fo:font-style="normal" fo:font-weight="normal"/>
    </style:style>
    <style:style style:name="T16" style:family="text">
      <style:text-properties fo:color="#383a42" loext:opacity="100%" style:font-name="Menlo" fo:font-size="9.75pt" fo:font-style="normal" fo:font-weight="normal"/>
    </style:style>
    <style:style style:name="T17" style:family="text">
      <style:text-properties fo:color="#4078f2" loext:opacity="100%"/>
    </style:style>
    <style:style style:name="T18" style:family="text">
      <style:text-properties fo:color="#0184bc" loext:opacity="100%" style:font-name="Menlo" fo:font-size="9.75pt" fo:font-style="normal" fo:font-weight="normal"/>
    </style:style>
    <style:style style:name="T19" style:family="text">
      <style:text-properties fo:color="#383a42" loext:opacity="100%" fo:font-weight="bold"/>
    </style:style>
    <style:style style:name="T20" style:family="text">
      <style:text-properties fo:font-weight="bold"/>
    </style:style>
    <style:style style:name="T21" style:family="text">
      <style:text-properties fo:color="#0184bc" loext:opacity="100%"/>
    </style:style>
    <style:style style:name="T22" style:family="text">
      <style:text-properties fo:color="#383a42" loext:opacity="100%" style:font-name="Menlo" fo:font-size="9.75pt" fo:font-style="normal" fo:font-weight="bold"/>
    </style:style>
    <style:style style:name="T23" style:family="text">
      <style:text-properties style:font-name="Menlo" fo:font-size="9.75pt" fo:font-style="normal" fo:font-weight="bold"/>
    </style:style>
    <style:style style:name="T24" style:family="text">
      <style:text-properties fo:color="#e45649" loext:opacity="100%"/>
    </style:style>
    <style:style style:name="T25" style:family="text">
      <style:text-properties fo:font-variant="normal" fo:text-transform="none" fo:color="#0f1115" loext:opacity="100%" style:font-name="quote-cjk-patch" fo:font-size="16.5pt" fo:letter-spacing="normal" fo:font-style="normal" fo:font-weight="bold" officeooo:rsid="00195376"/>
    </style:style>
    <style:style style:name="T26" style:family="text">
      <style:text-properties fo:color="#0f1115" loext:opacity="100%" fo:letter-spacing="normal"/>
    </style:style>
    <style:style style:name="T27" style:family="text">
      <style:text-properties fo:color="#0f1115" loext:opacity="100%" fo:letter-spacing="normal" officeooo:rsid="001aec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📖 MATERIAL DIDÁTICO - TEMA 05</text:span></text:span></text:h>
      <text:h text:style-name="P1" text:outline-level="1"><text:span text:style-name="T2">📂 </text:span><text:span text:style-name="Strong_20_Emphasis"><text:span text:style-name="T3">ORGANIZAÇÃO, DOCUMENTAÇÃO E TRABALHO COLABORATIVO</text:span></text:span></text:h>
      <text:h text:style-name="P2" text:outline-level="2"><text:span text:style-name="T2">🎯 </text:span><text:span text:style-name="Strong_20_Emphasis"><text:span text:style-name="T1">OBJETIVOS DA AULA</text:span></text:span></text:h>
      <text:p text:style-name="P3">Ao final desta aula, você será capaz de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4">#</text:p>
            </table:table-cell>
            <table:table-cell table:style-name="Tabela1.A1" office:value-type="string">
              <text:p text:style-name="P4">Objetivo</text:p>
            </table:table-cell>
            <table:table-cell table:style-name="Tabela1.A1" office:value-type="string">
              <text:p text:style-name="P4">Já sei?</text:p>
            </table:table-cell>
            <table:table-cell table:style-name="Tabela1.A1" office:value-type="string">
              <text:p text:style-name="P4">Aprendi</text:p>
            </table:table-cell>
          </table:table-row>
        </table:table-header-rows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Organizar arquivos e pastas de forma profissional</text:p>
          </table:table-cell>
          <table:table-cell table:style-name="Tabela1.A2" office:value-type="string">
            <text:p text:style-name="P6">☐</text:p>
          </table:table-cell>
          <table:table-cell table:style-name="Tabela1.A2" office:value-type="string">
            <text:p text:style-name="P6">☐</text:p>
          </table:table-cell>
        </table:table-row>
        <table:table-row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5">Criar um README.md completo e informativo</text:p>
          </table:table-cell>
          <table:table-cell table:style-name="Tabela1.A2" office:value-type="string">
            <text:p text:style-name="P6">☐</text:p>
          </table:table-cell>
          <table:table-cell table:style-name="Tabela1.A2" office:value-type="string">
            <text:p text:style-name="P6">☐</text:p>
          </table:table-cell>
        </table:table-row>
        <table:table-row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5">Trabalhar colaborativamente em equipe</text:p>
          </table:table-cell>
          <table:table-cell table:style-name="Tabela1.A2" office:value-type="string">
            <text:p text:style-name="P6">☐</text:p>
          </table:table-cell>
          <table:table-cell table:style-name="Tabela1.A2" office:value-type="string">
            <text:p text:style-name="P6">☐</text:p>
          </table:table-cell>
        </table:table-row>
        <table:table-row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5">Revisar e testar um site sistematicamente</text:p>
          </table:table-cell>
          <table:table-cell table:style-name="Tabela1.A2" office:value-type="string">
            <text:p text:style-name="P6">☐</text:p>
          </table:table-cell>
          <table:table-cell table:style-name="Tabela1.A2" office:value-type="string">
            <text:p text:style-name="P6">☐</text:p>
          </table:table-cell>
        </table:table-row>
        <table:table-row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5">Documentar decisões e processos do projeto</text:p>
          </table:table-cell>
          <table:table-cell table:style-name="Tabela1.A2" office:value-type="string">
            <text:p text:style-name="P6">☐</text:p>
          </table:table-cell>
          <table:table-cell table:style-name="Tabela1.A2" office:value-type="string">
            <text:p text:style-name="P6">☐</text:p>
          </table:table-cell>
        </table:table-row>
        <table:table-row>
          <table:table-cell table:style-name="Tabela1.A2" office:value-type="string">
            <text:p text:style-name="P5">6</text:p>
          </table:table-cell>
          <table:table-cell table:style-name="Tabela1.A2" office:value-type="string">
            <text:p text:style-name="P5">Preparar o projeto para apresentação final</text:p>
          </table:table-cell>
          <table:table-cell table:style-name="Tabela1.A2" office:value-type="string">
            <text:p text:style-name="P6">☐</text:p>
          </table:table-cell>
          <table:table-cell table:style-name="Tabela1.A2" office:value-type="string">
            <text:p text:style-name="P7">☐</text:p>
          </table:table-cell>
        </table:table-row>
      </table:table>
      <text:p text:style-name="Horizontal_20_Line"/>
      <text:h text:style-name="P1" text:outline-level="1"><text:span text:style-name="T2">🔷 </text:span><text:span text:style-name="Strong_20_Emphasis"><text:span text:style-name="T3">PARTE 1: ORGANIZAÇÃO DE PROJETOS</text:span></text:span></text:h>
      <text:h text:style-name="P8" text:outline-level="2">1.1 Por que organizar é importante?</text:h>
      <text:p text:style-name="P9"><text:span text:style-name="T2">🧠 </text:span><text:span text:style-name="Strong_20_Emphasis"><text:span text:style-name="T4">Pense assim:</text:span></text:span><text:span text:style-name="T5"><text:line-break/>Seu projeto é como uma casa. Se você joga tudo em qualquer lugar, depois não acha nada. Se organiza direitinho, tudo funciona e fica fácil de manter.</text:span></text:p>
      <text:h text:style-name="P10" text:outline-level="3"><text:span text:style-name="T2">📊 </text:span><text:span text:style-name="Strong_20_Emphasis"><text:span text:style-name="T6">Problemas da desorganização:</text:span></text:span>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4">Problema</text:p>
            </table:table-cell>
            <table:table-cell table:style-name="Tabela2.A1" office:value-type="string">
              <text:p text:style-name="P4">Consequência</text:p>
            </table:table-cell>
          </table:table-row>
        </table:table-header-rows>
        <table:table-row>
          <table:table-cell table:style-name="Tabela2.A2" office:value-type="string">
            <text:p text:style-name="P5">Arquivos sem nome padrão</text:p>
          </table:table-cell>
          <table:table-cell table:style-name="Tabela2.A2" office:value-type="string">
            <text:p text:style-name="P5">"Não sei qual é a versão final"</text:p>
          </table:table-cell>
        </table:table-row>
        <text:soft-page-break/>
        <table:table-row>
          <table:table-cell table:style-name="Tabela2.A2" office:value-type="string">
            <text:p text:style-name="P5">Pastas bagunçadas</text:p>
          </table:table-cell>
          <table:table-cell table:style-name="Tabela2.A2" office:value-type="string">
            <text:p text:style-name="P5">"Onde está aquela imagem?"</text:p>
          </table:table-cell>
        </table:table-row>
        <table:table-row>
          <table:table-cell table:style-name="Tabela2.A2" office:value-type="string">
            <text:p text:style-name="P5">Código sem comentários</text:p>
          </table:table-cell>
          <table:table-cell table:style-name="Tabela2.A2" office:value-type="string">
            <text:p text:style-name="P5">"O que isso faz mesmo?"</text:p>
          </table:table-cell>
        </table:table-row>
        <table:table-row>
          <table:table-cell table:style-name="Tabela2.A2" office:value-type="string">
            <text:p text:style-name="P5">Sem documentação</text:p>
          </table:table-cell>
          <table:table-cell table:style-name="Tabela2.A2" office:value-type="string">
            <text:p text:style-name="P5">"Como publica isso?"</text:p>
          </table:table-cell>
        </table:table-row>
        <table:table-row>
          <table:table-cell table:style-name="Tabela2.A2" office:value-type="string">
            <text:p text:style-name="P5">Links quebrados</text:p>
          </table:table-cell>
          <table:table-cell table:style-name="Tabela2.A2" office:value-type="string">
            <text:p text:style-name="P11">"Esse botão não funciona"</text:p>
          </table:table-cell>
        </table:table-row>
      </table:table>
      <text:h text:style-name="P10" text:outline-level="3"><text:span text:style-name="T2">✅ </text:span><text:span text:style-name="Strong_20_Emphasis"><text:span text:style-name="T6">Benefícios da organização:</text:span></text:span></text:h>
      <text:p text:style-name="P12">text</text:p>
      <text:p text:style-name="P13">🎯 <text:span text:style-name="T7">PROFISSIONALISMO → Parece projeto de verdade</text:span></text:p>
      <text:p text:style-name="P14">⚡ <text:span text:style-name="T7">EFICIÊNCIA → Encontra tudo rápido</text:span></text:p>
      <text:p text:style-name="P14">👥 <text:span text:style-name="T7">COLABORAÇÃO → Outros entendem seu código</text:span></text:p>
      <text:p text:style-name="P14">🔧 <text:span text:style-name="T7">MANUTENÇÃO → Fácil de atualizar</text:span></text:p>
      <text:p text:style-name="P14">📦 <text:span text:style-name="T7">ESCALABILIDADE → Cresce sem virar bagunça</text:span></text:p>
      <text:p text:style-name="Horizontal_20_Line"/>
      <text:h text:style-name="P8" text:outline-level="2">1.2 Estrutura de Pastas Profissional</text:h>
      <text:h text:style-name="P10" text:outline-level="3"><text:span text:style-name="T2">📁 </text:span><text:span text:style-name="Strong_20_Emphasis"><text:span text:style-name="T6">Modelo recomendado para seu projeto:</text:span></text:span></text:h>
      <text:p text:style-name="P15"><text:span text:style-name="T8">📂 </text:span><text:span text:style-name="T9">agencia-noticias/</text:span></text:p>
      <text:p text:style-name="P14"><text:s text:c="3"/>│</text:p>
      <text:p text:style-name="P14"><text:s text:c="3"/>├── 📄 <text:span text:style-name="T7">index.html <text:s text:c="19"/># Página principal</text:span></text:p>
      <text:p text:style-name="P14"><text:s text:c="3"/>│</text:p>
      <text:p text:style-name="P14"><text:s text:c="3"/>├── 📁 <text:span text:style-name="T7">css/ <text:s text:c="26"/># Estilos</text:span></text:p>
      <text:p text:style-name="P14"><text:s text:c="3"/>│ <text:s text:c="2"/>└── 📄 <text:span text:style-name="T7">estilo.css <text:s text:c="17"/># Arquivo CSS</text:span></text:p>
      <text:p text:style-name="P14"><text:s text:c="3"/>│</text:p>
      <text:p text:style-name="P14"><text:s text:c="3"/>├── 📁 <text:span text:style-name="T7">js/ <text:s text:c="27"/># JavaScript</text:span></text:p>
      <text:p text:style-name="P14"><text:s text:c="3"/>│ <text:s text:c="2"/>└── 📄 <text:span text:style-name="T7">script.js <text:s text:c="19"/># Arquivo JS</text:span></text:p>
      <text:p text:style-name="P14"><text:s text:c="3"/>│</text:p>
      <text:p text:style-name="P14"><text:s text:c="3"/>├── 📁 <text:span text:style-name="T7">imagens/ <text:s text:c="22"/># Imagens do site</text:span></text:p>
      <text:p text:style-name="P14"><text:s text:c="3"/>│ <text:s text:c="2"/>├── <text:span text:style-name="T7">formatura.jpg</text:span></text:p>
      <text:p text:style-name="P14"><text:s text:c="3"/>│ <text:s text:c="2"/>├── <text:span text:style-name="T7">feira-ciencias.jpg</text:span></text:p>
      <text:p text:style-name="P14"><text:s text:c="3"/>│ <text:s text:c="2"/>└── <text:span text:style-name="T7">futebol.jpg</text:span></text:p>
      <text:p text:style-name="P14"><text:s text:c="3"/>│</text:p>
      <text:p text:style-name="P14"><text:s text:c="3"/>├── 📁 <text:span text:style-name="T7">noticias/ <text:s text:c="21"/># Páginas internas</text:span></text:p>
      <text:p text:style-name="P14"><text:s text:c="3"/>│ <text:s text:c="2"/>├── <text:span text:style-name="T7">formatura.html</text:span></text:p>
      <text:p text:style-name="P14"><text:soft-page-break/><text:s text:c="3"/>│ <text:s text:c="2"/>├── <text:span text:style-name="T7">feira-ciencias.html</text:span></text:p>
      <text:p text:style-name="P14"><text:s text:c="3"/>│ <text:s text:c="2"/>└── <text:span text:style-name="T7">futebol.html</text:span></text:p>
      <text:p text:style-name="P14"><text:s text:c="3"/>│</text:p>
      <text:p text:style-name="P14"><text:s text:c="3"/>├── 📁 <text:span text:style-name="T7">docs/ <text:s text:c="25"/># Documentação</text:span></text:p>
      <text:p text:style-name="P14"><text:s text:c="3"/>│ <text:s text:c="2"/>└── 📄 <text:span text:style-name="T7">planejamento.pdf <text:s text:c="12"/># Documentos extras</text:span></text:p>
      <text:p text:style-name="P14"><text:s text:c="3"/>│</text:p>
      <text:p text:style-name="P14"><text:s text:c="3"/>└── 📄 <text:span text:style-name="T7">README.md <text:s text:c="21"/># Documentação principal</text:span></text:p>
      <text:h text:style-name="P10" text:outline-level="3"><text:span text:style-name="T2">📝 </text:span><text:span text:style-name="Strong_20_Emphasis"><text:span text:style-name="T6">Regras de nomenclatura:</text:span></text:span></text:h>
      <text:p text:style-name="P15"><text:span text:style-name="T8">✅ </text:span><text:span text:style-name="T9">CERTO:</text:span></text:p>
      <text:p text:style-name="P16"><text:span text:style-name="T10">-</text:span> index.html</text:p>
      <text:p text:style-name="P16"><text:span text:style-name="T10">-</text:span> estilo.css</text:p>
      <text:p text:style-name="P16"><text:span text:style-name="T10">-</text:span> formatura.jpg</text:p>
      <text:p text:style-name="P16"><text:span text:style-name="T10">-</text:span> noticia-principal.html</text:p>
      <text:p text:style-name="P17"/>
      <text:p text:style-name="P14">❌ <text:span text:style-name="T7">ERRADO:</text:span></text:p>
      <text:p text:style-name="P16"><text:span text:style-name="T10">-</text:span> novo (1).html</text:p>
      <text:p text:style-name="P16"><text:span text:style-name="T10">-</text:span> imagem final final mesmo.jpg</text:p>
      <text:p text:style-name="P16"><text:span text:style-name="T10">-</text:span> 12345.css</text:p>
      <text:p text:style-name="P16"><text:span text:style-name="T10">-</text:span> Coisas do site/</text:p>
      <text:p text:style-name="Horizontal_20_Line"/>
      <text:h text:style-name="P8" text:outline-level="2">1.3 Boas Práticas de Organização</text:h>
      <text:h text:style-name="P10" text:outline-level="3"><text:span text:style-name="T2">📌 </text:span><text:span text:style-name="Strong_20_Emphasis"><text:span text:style-name="T6">As 5 Regras de Ouro:</text:span>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4">#</text:p>
            </table:table-cell>
            <table:table-cell table:style-name="Tabela3.A1" office:value-type="string">
              <text:p text:style-name="P4">Regra</text:p>
            </table:table-cell>
            <table:table-cell table:style-name="Tabela3.A1" office:value-type="string">
              <text:p text:style-name="P4">Exemplo</text:p>
            </table:table-cell>
          </table:table-row>
        </table:table-header-rows>
        <table:table-row>
          <table:table-cell table:style-name="Tabela3.A2" office:value-type="string">
            <text:p text:style-name="P5">1</text:p>
          </table:table-cell>
          <table:table-cell table:style-name="Tabela3.A2" office:value-type="string">
            <text:p text:style-name="P18"><text:span text:style-name="Strong_20_Emphasis"><text:span text:style-name="T11">Nomes em minúsculo, sem espaços</text:span></text:span></text:p>
          </table:table-cell>
          <table:table-cell table:style-name="Tabela3.A2" office:value-type="string">
            <text:p text:style-name="P19"><text:span text:style-name="Source_20_Text"><text:span text:style-name="T12">minha-imagem.jpg</text:span></text:span><text:span text:style-name="T13"> (não </text:span><text:span text:style-name="Source_20_Text"><text:span text:style-name="T12">Minha Imagem.JPG</text:span></text:span><text:span text:style-name="T13">)</text:span></text:p>
          </table:table-cell>
        </table:table-row>
        <table:table-row>
          <table:table-cell table:style-name="Tabela3.A2" office:value-type="string">
            <text:p text:style-name="P5">2</text:p>
          </table:table-cell>
          <table:table-cell table:style-name="Tabela3.A2" office:value-type="string">
            <text:p text:style-name="P18"><text:span text:style-name="Strong_20_Emphasis"><text:span text:style-name="T11">Use hífen para separar palavras</text:span></text:span></text:p>
          </table:table-cell>
          <table:table-cell table:style-name="Tabela3.A2" office:value-type="string">
            <text:p text:style-name="P19"><text:span text:style-name="Source_20_Text"><text:span text:style-name="T12">noticia-formatura.html</text:span></text:span></text:p>
          </table:table-cell>
        </table:table-row>
        <table:table-row>
          <table:table-cell table:style-name="Tabela3.A2" office:value-type="string">
            <text:p text:style-name="P5">3</text:p>
          </table:table-cell>
          <table:table-cell table:style-name="Tabela3.A2" office:value-type="string">
            <text:p text:style-name="P18"><text:span text:style-name="Strong_20_Emphasis"><text:span text:style-name="T11">Pastas por tipo de arquivo</text:span></text:span></text:p>
          </table:table-cell>
          <table:table-cell table:style-name="Tabela3.A2" office:value-type="string">
            <text:p text:style-name="P19"><text:span text:style-name="T13">CSS em </text:span><text:span text:style-name="Source_20_Text"><text:span text:style-name="T12">/css/</text:span></text:span><text:span text:style-name="T13">, imagens em </text:span><text:span text:style-name="Source_20_Text"><text:span text:style-name="T12">/imagens/</text:span></text:span></text:p>
          </table:table-cell>
        </table:table-row>
        <table:table-row>
          <table:table-cell table:style-name="Tabela3.A2" office:value-type="string">
            <text:p text:style-name="P5">4</text:p>
          </table:table-cell>
          <table:table-cell table:style-name="Tabela3.A2" office:value-type="string">
            <text:p text:style-name="P19"><text:span text:style-name="Strong_20_Emphasis"><text:span text:style-name="T11">Arquivo principal sempre </text:span></text:span><text:span text:style-name="Strong_20_Emphasis"><text:span text:style-name="Source_20_Text"><text:span text:style-name="T12">index.html</text:span></text:span></text:span></text:p>
          </table:table-cell>
          <table:table-cell table:style-name="Tabela3.A2" office:value-type="string">
            <text:p text:style-name="P5">O GitHub Pages procura por ele</text:p>
          </table:table-cell>
        </table:table-row>
        <table:table-row>
          <table:table-cell table:style-name="Tabela3.A2" office:value-type="string">
            <text:p text:style-name="P5">5</text:p>
          </table:table-cell>
          <table:table-cell table:style-name="Tabela3.A2" office:value-type="string">
            <text:p text:style-name="P18"><text:span text:style-name="Strong_20_Emphasis"><text:span text:style-name="T11">Mantenha tudo dentro da pasta do projeto</text:span></text:span></text:p>
          </table:table-cell>
          <table:table-cell table:style-name="Tabela3.A2" office:value-type="string">
            <text:p text:style-name="P11">Não espalhar arquivos pela área de trabalho</text:p>
          </table:table-cell>
        </table:table-row>
      </table:table>
      <text:h text:style-name="P10" text:outline-level="3"><text:span text:style-name="T2">🎯 </text:span><text:span text:style-name="Strong_20_Emphasis"><text:span text:style-name="T6">Atividade Prática 1: Organize sua pasta</text:span></text:span></text:h>
      <text:p text:style-name="P20"><text:span text:style-name="T14">1.</text:span><text:span text:style-name="T15"> Crie a estrutura de pastas acima</text:span></text:p>
      <text:p text:style-name="P16"><text:soft-page-break/><text:span text:style-name="T10">2.</text:span> Mova os arquivos existentes para os locais corretos</text:p>
      <text:p text:style-name="P16"><text:span text:style-name="T10">3.</text:span> Renomeie arquivos seguindo as regras</text:p>
      <text:p text:style-name="P16"><text:span text:style-name="T10">4.</text:span> Atualize os caminhos no código</text:p>
      <text:p text:style-name="P14"><text:s text:c="3"/><text:span text:style-name="T7">(ex: "imagens/foto.jpg" em vez de só "foto.jpg")</text:span></text:p>
      <text:p text:style-name="Horizontal_20_Line"/>
      <text:h text:style-name="P1" text:outline-level="1"><text:span text:style-name="T2">🔷 </text:span><text:span text:style-name="Strong_20_Emphasis"><text:span text:style-name="T3">PARTE 2: DOCUMENTAÇÃO DE PROJETOS</text:span></text:span></text:h>
      <text:h text:style-name="P8" text:outline-level="2">2.1 O que é um README?</text:h>
      <text:p text:style-name="P21"><text:span text:style-name="Strong_20_Emphasis"><text:span text:style-name="T4">README</text:span></text:span><text:span text:style-name="T5"> (leia-me) é um arquivo de documentação que explica o que é o projeto, como usar, quem fez, etc.</text:span></text:p>
      <text:p text:style-name="P9"><text:span text:style-name="T2">💡 </text:span><text:span text:style-name="Strong_20_Emphasis"><text:span text:style-name="T4">É o cartão de visitas do seu projeto!</text:span></text:span></text:p>
      <text:h text:style-name="P10" text:outline-level="3"><text:span text:style-name="T2">📋 </text:span><text:span text:style-name="Strong_20_Emphasis"><text:span text:style-name="T6">O que um bom README deve conter:</text:span></text:span></text:h>
      <text:p text:style-name="P17"><text:span text:style-name="T9"># Nome do Projeto</text:span></text:p>
      <text:p text:style-name="P22"/>
      <text:p text:style-name="P14"><text:span text:style-name="T7">Breve descrição do que é</text:span></text:p>
      <text:p text:style-name="P14"/>
      <text:p text:style-name="P22"><text:span text:style-name="T7">## 📋 Sobre</text:span></text:p>
      <text:p text:style-name="P22"><text:span text:style-name="T7">Detalhes do projeto...</text:span></text:p>
      <text:p text:style-name="P14"/>
      <text:p text:style-name="P14"><text:span text:style-name="T7">## 🚀 Como usar</text:span></text:p>
      <text:p text:style-name="P14"><text:span text:style-name="T7">Passo a passo para acessar...</text:span></text:p>
      <text:p text:style-name="P14"/>
      <text:p text:style-name="P14"><text:span text:style-name="T7">## 🛠️ Tecnologias utilizadas</text:span></text:p>
      <text:p text:style-name="P14"><text:span text:style-name="T7">- HTML5</text:span></text:p>
      <text:p text:style-name="P14"><text:span text:style-name="T7">- CSS3</text:span></text:p>
      <text:p text:style-name="P14"><text:span text:style-name="T7">- JavaScript</text:span></text:p>
      <text:p text:style-name="P14"/>
      <text:p text:style-name="P14"><text:span text:style-name="T7">## 👥 Equipe</text:span></text:p>
      <text:p text:style-name="P14"><text:span text:style-name="T7">- Ana - Editora</text:span></text:p>
      <text:p text:style-name="P14"><text:span text:style-name="T7">- Bruno - Webmaster</text:span></text:p>
      <text:p text:style-name="P14"/>
      <text:p text:style-name="P14"><text:span text:style-name="T7">## 📅 Cronograma</text:span></text:p>
      <text:p text:style-name="P14"><text:span text:style-name="T7">- Tema 01: Planejamento</text:span></text:p>
      <text:p text:style-name="P14"><text:span text:style-name="T7">- Tema 02: Publicação</text:span></text:p>
      <text:p text:style-name="P14"/>
      <text:p text:style-name="P14"><text:soft-page-break/><text:span text:style-name="T7">## 🔗 Links</text:span></text:p>
      <text:p text:style-name="P14"><text:span text:style-name="T7">[Acesse o site](https://...)</text:span></text:p>
      <text:p text:style-name="P14"/>
      <text:p text:style-name="Horizontal_20_Line"/>
      <text:h text:style-name="P8" text:outline-level="2">2.2 Formatação Markdown</text:h>
      <text:p text:style-name="P21"><text:span text:style-name="T5">README usa </text:span><text:span text:style-name="Strong_20_Emphasis"><text:span text:style-name="T4">Markdown</text:span></text:span><text:span text:style-name="T5">, uma linguagem simples de formatação.</text:span></text:p>
      <text:h text:style-name="P10" text:outline-level="3"><text:span text:style-name="T2">📝 </text:span><text:span text:style-name="Strong_20_Emphasis"><text:span text:style-name="T6">Sintaxe Básica Markdown:</text:span></text:span></text:h>
      <text:p text:style-name="P12">markdown</text:p>
      <text:p text:style-name="P23"><text:span text:style-name="T10">#</text:span> Título nível 1</text:p>
      <text:p text:style-name="P23"><text:span text:style-name="T10">##</text:span> Título nível 2</text:p>
      <text:p text:style-name="P23"><text:span text:style-name="T10">###</text:span> Título nível 3</text:p>
      <text:p text:style-name="P17"/>
      <text:p text:style-name="P24"><text:span text:style-name="T10">**</text:span>Texto em negrito<text:span text:style-name="T10">**</text:span></text:p>
      <text:p text:style-name="P25"><text:span text:style-name="T10">*</text:span>Texto em itálico<text:span text:style-name="T10">*</text:span></text:p>
      <text:p text:style-name="P17"/>
      <text:p text:style-name="P16"><text:span text:style-name="T10">-</text:span> Lista item 1</text:p>
      <text:p text:style-name="P16"><text:span text:style-name="T10">-</text:span> Lista item 2</text:p>
      <text:p text:style-name="P13"><text:s text:c="2"/><text:span text:style-name="T16">-</text:span><text:span text:style-name="T7"> Subitem</text:span></text:p>
      <text:p text:style-name="P17"/>
      <text:p text:style-name="P16"><text:span text:style-name="T10">1.</text:span> Lista numerada 1</text:p>
      <text:p text:style-name="P16"><text:span text:style-name="T10">2.</text:span> Lista numerada 2</text:p>
      <text:p text:style-name="P17"/>
      <text:p text:style-name="P26">[Texto do link](https://url.com)</text:p>
      <text:p text:style-name="P17"/>
      <text:p text:style-name="P26"><text:span text:style-name="T17">!</text:span>[Descrição da imagem](imagens/foto.jpg)</text:p>
      <text:p text:style-name="P17"/>
      <text:p text:style-name="P27">`código inline`</text:p>
      <text:p text:style-name="P17"/>
      <text:p text:style-name="P28">```bloco de código```</text:p>
      <text:p text:style-name="P17"/>
      <text:p text:style-name="P16"><text:span text:style-name="T10">&gt;</text:span> Citação importante</text:p>
      <text:h text:style-name="P10" text:outline-level="3"><text:span text:style-name="T2">🎯 </text:span><text:span text:style-name="Strong_20_Emphasis"><text:span text:style-name="T6">Atividade Prática 2: Cabeçalho do README</text:span></text:span></text:h>
      <text:p text:style-name="P12">markdown</text:p>
      <text:p text:style-name="P23"><text:span text:style-name="T10">#</text:span> NOME DA SUA AGÊNCIA</text:p>
      <text:p text:style-name="P17"><text:soft-page-break/></text:p>
      <text:p text:style-name="P14">📰 <text:span text:style-name="T7">Breve descrição: ________________________________</text:span></text:p>
      <text:p text:style-name="P17"/>
      <text:p text:style-name="P23"><text:span text:style-name="T10">##</text:span> 👥 Equipe</text:p>
      <text:p text:style-name="P16"><text:span text:style-name="T10">-</text:span> Nome: _____________ | Função: _____________</text:p>
      <text:p text:style-name="P16"><text:span text:style-name="T10">-</text:span> Nome: _____________ | Função: _____________</text:p>
      <text:p text:style-name="P16"><text:span text:style-name="T10">-</text:span> Nome: _____________ | Função: _____________</text:p>
      <text:p text:style-name="P16"><text:span text:style-name="T10">-</text:span> Nome: _____________ | Função: _____________</text:p>
      <text:p text:style-name="Horizontal_20_Line"/>
      <text:h text:style-name="P8" text:outline-level="2">2.3 Template de README para o Projeto</text:h>
      <text:h text:style-name="P10" text:outline-level="3"><text:span text:style-name="T2">📄 </text:span><text:span text:style-name="Strong_20_Emphasis"><text:span text:style-name="T6">README.md - Modelo Completo</text:span></text:span></text:h>
      <text:p text:style-name="P12">markdown</text:p>
      <text:p text:style-name="P23"><text:span text:style-name="T10">#</text:span> 📰 NOME DA SUA AGÊNCIA</text:p>
      <text:p text:style-name="P17"/>
      <text:p text:style-name="P26"><text:span text:style-name="T17">!</text:span>[Banner do projeto](imagens/banner.jpg)</text:p>
      <text:p text:style-name="P17"/>
      <text:p text:style-name="P23"><text:span text:style-name="T10">##</text:span> 📋 Sobre o Projeto</text:p>
      <text:p text:style-name="P17"/>
      <text:p text:style-name="P28">Este é o site da agência de jornalismo [NOME DA AGÊNCIA], desenvolvido como parte do Projeto Integrador do Curso Técnico em Desenvolvimento de Sistemas.</text:p>
      <text:p text:style-name="P17"/>
      <text:p text:style-name="P28">O site contém notícias sobre o cotidiano escolar, além de conteúdo multimídia como vídeos e podcasts produzidos pelos alunos.</text:p>
      <text:p text:style-name="P17"/>
      <text:p text:style-name="P23"><text:span text:style-name="T10">##</text:span> 🚀 Como acessar</text:p>
      <text:p text:style-name="P17"/>
      <text:p text:style-name="P28">O site está publicado no GitHub Pages e pode ser acessado pelo link:</text:p>
      <text:p text:style-name="P13">🔗 <text:span text:style-name="T18">[https://seuusuario.github.io/agencia-noticias](https://seuusuario.github.io/agencia-noticias)</text:span></text:p>
      <text:p text:style-name="P17"/>
      <text:p text:style-name="P23"><text:span text:style-name="T10">##</text:span> 🛠️ Tecnologias utilizadas</text:p>
      <text:p text:style-name="P17"/>
      <text:p text:style-name="P16"><text:span text:style-name="T10">-</text:span> <text:span text:style-name="T19">**</text:span><text:span text:style-name="T20">HTML5</text:span><text:span text:style-name="T19">**</text:span> - Estrutura das páginas</text:p>
      <text:p text:style-name="P16"><text:span text:style-name="T10">-</text:span> <text:span text:style-name="T19">**</text:span><text:span text:style-name="T20">CSS3</text:span><text:span text:style-name="T19">**</text:span> - Estilização e layout responsivo</text:p>
      <text:p text:style-name="P16"><text:span text:style-name="T10">-</text:span> <text:span text:style-name="T19">**</text:span><text:span text:style-name="T20">JavaScript</text:span><text:span text:style-name="T19">**</text:span> - Interatividade e funcionalidades</text:p>
      <text:p text:style-name="P16"><text:span text:style-name="T10">-</text:span> <text:span text:style-name="T19">**</text:span><text:span text:style-name="T20">GitHub Pages</text:span><text:span text:style-name="T19">**</text:span> - Hospedagem gratuita</text:p>
      <text:p text:style-name="P17"/>
      <text:p text:style-name="P23"><text:span text:style-name="T10">##</text:span> 📂 Estrutura de arquivos</text:p>
      <text:p text:style-name="P17"><text:soft-page-break/></text:p>
      <text:p text:style-name="P29">```</text:p>
      <text:p text:style-name="P28">agencia-noticias/</text:p>
      <text:p text:style-name="P14">├── <text:span text:style-name="T7">index.html</text:span></text:p>
      <text:p text:style-name="P14">├── <text:span text:style-name="T7">css/</text:span></text:p>
      <text:p text:style-name="P14">│ <text:s text:c="2"/>└── <text:span text:style-name="T7">estilo.css</text:span></text:p>
      <text:p text:style-name="P14">├── <text:span text:style-name="T7">js/</text:span></text:p>
      <text:p text:style-name="P14">│ <text:s text:c="2"/>└── <text:span text:style-name="T7">script.js</text:span></text:p>
      <text:p text:style-name="P14">├── <text:span text:style-name="T7">imagens/</text:span></text:p>
      <text:p text:style-name="P14">│ <text:s text:c="2"/>├── <text:span text:style-name="T7">formatura.jpg</text:span></text:p>
      <text:p text:style-name="P14">│ <text:s text:c="2"/>├── <text:span text:style-name="T7">feira-ciencias.jpg</text:span></text:p>
      <text:p text:style-name="P14">│ <text:s text:c="2"/>└── <text:span text:style-name="T7">futebol.jpg</text:span></text:p>
      <text:p text:style-name="P14">├── <text:span text:style-name="T7">noticias/</text:span></text:p>
      <text:p text:style-name="P14">│ <text:s text:c="2"/>├── <text:span text:style-name="T7">formatura.html</text:span></text:p>
      <text:p text:style-name="P14">│ <text:s text:c="2"/>├── <text:span text:style-name="T7">feira-ciencias.html</text:span></text:p>
      <text:p text:style-name="P14">│ <text:s text:c="2"/>└── <text:span text:style-name="T7">futebol.html</text:span></text:p>
      <text:p text:style-name="P14">└── <text:span text:style-name="T7">README.md</text:span></text:p>
      <text:p text:style-name="P29">```</text:p>
      <text:p text:style-name="P17"/>
      <text:p text:style-name="P23"><text:span text:style-name="T10">##</text:span> 📰 Conteúdo publicado</text:p>
      <text:p text:style-name="P17"/>
      <text:p text:style-name="P23"><text:span text:style-name="T10">###</text:span> Notícias escritas</text:p>
      <text:p text:style-name="P16"><text:span text:style-name="T10">1.</text:span> 🎓 <text:span text:style-name="T19">**</text:span><text:span text:style-name="T20">Formatura da Turma</text:span><text:span text:style-name="T19">**</text:span> - <text:span text:style-name="T21">[link](noticias/formatura.html)</text:span></text:p>
      <text:p text:style-name="P16"><text:span text:style-name="T10">2.</text:span> 🔬 <text:span text:style-name="T19">**</text:span><text:span text:style-name="T20">Feira de Ciências</text:span><text:span text:style-name="T19">**</text:span> - <text:span text:style-name="T21">[link](noticias/feira-ciencias.html)</text:span></text:p>
      <text:p text:style-name="P16"><text:span text:style-name="T10">3.</text:span> ⚽ <text:span text:style-name="T19">**</text:span><text:span text:style-name="T20">Campeonato de Futebol</text:span><text:span text:style-name="T19">**</text:span> - <text:span text:style-name="T21">[link](noticias/futebol.html)</text:span></text:p>
      <text:p text:style-name="P17"/>
      <text:p text:style-name="P23"><text:span text:style-name="T10">###</text:span> Vídeo</text:p>
      <text:p text:style-name="P13">🎥 <text:span text:style-name="T22">**</text:span><text:span text:style-name="T23">Web Jornal - Mobilidade Urbana</text:span><text:span text:style-name="T22">**</text:span><text:span text:style-name="T7"> - </text:span><text:span text:style-name="T18">[link do YouTube](https://youtube.com/...)</text:span></text:p>
      <text:p text:style-name="P17"/>
      <text:p text:style-name="P23"><text:span text:style-name="T10">###</text:span> Podcast</text:p>
      <text:p text:style-name="P13">🎙️ <text:span text:style-name="T22">**</text:span><text:span text:style-name="T23">Entrevista com professores</text:span><text:span text:style-name="T22">**</text:span><text:span text:style-name="T7"> - </text:span><text:span text:style-name="T18">[link do áudio](podcast/entrevista.mp3)</text:span></text:p>
      <text:p text:style-name="P17"/>
      <text:p text:style-name="P23"><text:span text:style-name="T10">##</text:span> 👥 Equipe</text:p>
      <text:p text:style-name="P17"/>
      <text:p text:style-name="P16"><text:span text:style-name="T10">|</text:span><text:span text:style-name="T24"> Nome </text:span><text:span text:style-name="T10">|</text:span><text:span text:style-name="T24"> Função </text:span><text:span text:style-name="T10">|</text:span><text:span text:style-name="T24"> GitHub </text:span><text:span text:style-name="T10">|</text:span></text:p>
      <text:p text:style-name="P16"><text:span text:style-name="T10">|------|--------|--------|</text:span></text:p>
      <text:p text:style-name="P16"><text:span text:style-name="T10">|</text:span> Ana Silva <text:span text:style-name="T10">|</text:span> Editora-chefe <text:span text:style-name="T10">|</text:span> <text:span text:style-name="T21">[@anagithub](https://github.com)</text:span> <text:span text:style-name="T10">|</text:span></text:p>
      <text:p text:style-name="P16"><text:span text:style-name="T10">|</text:span> Bruno Costa <text:span text:style-name="T10">|</text:span> Webmaster <text:span text:style-name="T10">|</text:span> <text:span text:style-name="T21">[@brunogithub](https://github.com)</text:span> <text:span text:style-name="T10">|</text:span></text:p>
      <text:p text:style-name="P16"><text:span text:style-name="T10">|</text:span> Carla Oliveira <text:span text:style-name="T10">|</text:span> Repórter <text:span text:style-name="T10">|</text:span> <text:span text:style-name="T21">[@carlagithub](https://github.com)</text:span> <text:span text:style-name="T10">|</text:span></text:p>
      <text:p text:style-name="P16"><text:span text:style-name="T10">|</text:span> Daniel Santos <text:span text:style-name="T10">|</text:span> Fotógrafo <text:span text:style-name="T10">|</text:span> <text:span text:style-name="T21">[@danielgithub](https://github.com)</text:span> <text:span text:style-name="T10">|</text:span></text:p>
      <text:p text:style-name="P17"/>
      <text:p text:style-name="P23"><text:span text:style-name="T10">##</text:span> 📅 Cronograma de desenvolvimento</text:p>
      <text:p text:style-name="P17"/>
      <text:p text:style-name="P16"><text:span text:style-name="T10">-</text:span> ✅ <text:span text:style-name="T19">**</text:span><text:span text:style-name="T20">TEMA 01</text:span><text:span text:style-name="T19">**</text:span> (06/02): Planejamento e organização</text:p>
      <text:p text:style-name="P16"><text:soft-page-break/><text:span text:style-name="T10">-</text:span> ✅ <text:span text:style-name="T19">**</text:span><text:span text:style-name="T20">TEMA 02</text:span><text:span text:style-name="T19">**</text:span> (13/02): Publicação no GitHub Pages</text:p>
      <text:p text:style-name="P16"><text:span text:style-name="T10">-</text:span> ✅ <text:span text:style-name="T19">**</text:span><text:span text:style-name="T20">TEMA 03</text:span><text:span text:style-name="T19">**</text:span> (20/02): Identidade visual e conteúdo</text:p>
      <text:p text:style-name="P16"><text:span text:style-name="T10">-</text:span> ✅ <text:span text:style-name="T19">**</text:span><text:span text:style-name="T20">TEMA 04</text:span><text:span text:style-name="T19">**</text:span> (27/02): Vídeo e podcast</text:p>
      <text:p text:style-name="P16"><text:span text:style-name="T10">-</text:span> 🔄 <text:span text:style-name="T19">**</text:span><text:span text:style-name="T20">TEMA 05</text:span><text:span text:style-name="T19">**</text:span> (06/03): Organização e documentação</text:p>
      <text:p text:style-name="P16"><text:span text:style-name="T10">-</text:span> ⏳ <text:span text:style-name="T19">**</text:span><text:span text:style-name="T20">TEMA 06</text:span><text:span text:style-name="T19">**</text:span> (13/03): Apresentação final</text:p>
      <text:p text:style-name="P17"/>
      <text:p text:style-name="P23"><text:span text:style-name="T10">##</text:span> 📝 Licença</text:p>
      <text:p text:style-name="P17"/>
      <text:p text:style-name="P28">Este projeto foi desenvolvido para fins educacionais.</text:p>
      <text:p text:style-name="P17"/>
      <text:p text:style-name="P29">---</text:p>
      <text:p text:style-name="P17"/>
      <text:p text:style-name="P13">📌 <text:span text:style-name="T22">**</text:span><text:span text:style-name="T23">Última atualização:</text:span><text:span text:style-name="T22">**</text:span><text:span text:style-name="T7"> março/2026</text:span></text:p>
      <text:p text:style-name="Horizontal_20_Line"/>
      <text:h text:style-name="P1" text:outline-level="1"><text:span text:style-name="T2">🔷 </text:span><text:span text:style-name="Strong_20_Emphasis"><text:span text:style-name="T3">PARTE 3: TRABALHO COLABORATIVO</text:span></text:span></text:h>
      <text:h text:style-name="P2" text:outline-level="2"><text:span text:style-name="T1">3.</text:span><text:span text:style-name="T25">1</text:span><text:span text:style-name="T1"> Divisão de Responsabilidades</text:span></text:h>
      <text:h text:style-name="P10" text:outline-level="3"><text:span text:style-name="T2">🎯 </text:span><text:span text:style-name="Strong_20_Emphasis"><text:span text:style-name="T6">Sugestão de papéis na equipe:</text:span></text:span>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4">Papel</text:p>
            </table:table-cell>
            <table:table-cell table:style-name="Tabela4.A1" office:value-type="string">
              <text:p text:style-name="P4">Responsabilidades</text:p>
            </table:table-cell>
          </table:table-row>
        </table:table-header-rows>
        <table:table-row>
          <table:table-cell table:style-name="Tabela4.A2" office:value-type="string">
            <text:p text:style-name="P18"><text:span text:style-name="Strong_20_Emphasis"><text:span text:style-name="T8">👑 </text:span></text:span><text:span text:style-name="Strong_20_Emphasis"><text:span text:style-name="T11">Líder de Projeto</text:span></text:span></text:p>
          </table:table-cell>
          <table:table-cell table:style-name="Tabela4.A2" office:value-type="string">
            <text:p text:style-name="P5">Coordena a equipe, prazos, reuniões</text:p>
          </table:table-cell>
        </table:table-row>
        <table:table-row>
          <table:table-cell table:style-name="Tabela4.A2" office:value-type="string">
            <text:p text:style-name="P18"><text:span text:style-name="Strong_20_Emphasis"><text:span text:style-name="T8">💻 </text:span></text:span><text:span text:style-name="Strong_20_Emphasis"><text:span text:style-name="T11">Desenvolvedor Front-end</text:span></text:span></text:p>
          </table:table-cell>
          <table:table-cell table:style-name="Tabela4.A2" office:value-type="string">
            <text:p text:style-name="P5">Cuida do HTML/CSS/JS do site</text:p>
          </table:table-cell>
        </table:table-row>
        <table:table-row>
          <table:table-cell table:style-name="Tabela4.A2" office:value-type="string">
            <text:p text:style-name="P18"><text:span text:style-name="Strong_20_Emphasis"><text:span text:style-name="T8">📝 </text:span></text:span><text:span text:style-name="Strong_20_Emphasis"><text:span text:style-name="T11">Editor de Conteúdo</text:span></text:span></text:p>
          </table:table-cell>
          <table:table-cell table:style-name="Tabela4.A2" office:value-type="string">
            <text:p text:style-name="P5">Escreve e revisa notícias</text:p>
          </table:table-cell>
        </table:table-row>
        <table:table-row>
          <table:table-cell table:style-name="Tabela4.A2" office:value-type="string">
            <text:p text:style-name="P18"><text:span text:style-name="Strong_20_Emphasis"><text:span text:style-name="T8">🎨 </text:span></text:span><text:span text:style-name="Strong_20_Emphasis"><text:span text:style-name="T11">Designer</text:span></text:span></text:p>
          </table:table-cell>
          <table:table-cell table:style-name="Tabela4.A2" office:value-type="string">
            <text:p text:style-name="P5">Cuida da identidade visual e imagens</text:p>
          </table:table-cell>
        </table:table-row>
        <table:table-row>
          <table:table-cell table:style-name="Tabela4.A2" office:value-type="string">
            <text:p text:style-name="P18"><text:span text:style-name="Strong_20_Emphasis"><text:span text:style-name="T8">🎬 </text:span></text:span><text:span text:style-name="Strong_20_Emphasis"><text:span text:style-name="T11">Produtor Multimídia</text:span></text:span></text:p>
          </table:table-cell>
          <table:table-cell table:style-name="Tabela4.A2" office:value-type="string">
            <text:p text:style-name="P5">Vídeos, podcasts, edição</text:p>
          </table:table-cell>
        </table:table-row>
        <table:table-row>
          <table:table-cell table:style-name="Tabela4.A2" office:value-type="string">
            <text:p text:style-name="P18"><text:span text:style-name="Strong_20_Emphasis"><text:span text:style-name="T8">📋 </text:span></text:span><text:span text:style-name="Strong_20_Emphasis"><text:span text:style-name="T11">Documentador</text:span></text:span></text:p>
          </table:table-cell>
          <table:table-cell table:style-name="Tabela4.A2" office:value-type="string">
            <text:p text:style-name="P11">Mantém README e docs atualizados</text:p>
          </table:table-cell>
        </table:table-row>
      </table:table>
      <text:h text:style-name="P1" text:outline-level="1"><text:soft-page-break/><text:span text:style-name="T2">🔷 </text:span><text:span text:style-name="Strong_20_Emphasis"><text:span text:style-name="T3">PARTE 4: REVISÃO E TESTES DO SITE</text:span></text:span></text:h>
      <text:h text:style-name="P8" text:outline-level="2">4.1 Checklist de Verificação</text:h>
      <text:h text:style-name="P10" text:outline-level="3"><text:span text:style-name="T2">✅ </text:span><text:span text:style-name="Strong_20_Emphasis"><text:span text:style-name="T6">Revisão de Links e Navegação:</text:span></text:span></text:h>
      <text:p text:style-name="P15"><text:span text:style-name="T8">🔗 </text:span><text:span text:style-name="T9">TESTAR TODOS OS LINKS:</text:span></text:p>
      <text:p text:style-name="P17"/>
      <text:p text:style-name="P14">☐ <text:span text:style-name="T7">Link da página inicial para notícia 1</text:span></text:p>
      <text:p text:style-name="P14">☐ <text:span text:style-name="T7">Link da página inicial para notícia 2</text:span></text:p>
      <text:p text:style-name="P14">☐ <text:span text:style-name="T7">Link da página inicial para notícia 3</text:span></text:p>
      <text:p text:style-name="P14">☐ <text:span text:style-name="T7">Botão "Voltar" em cada notícia</text:span></text:p>
      <text:p text:style-name="P14">☐ <text:span text:style-name="T7">Links para vídeos (YouTube)</text:span></text:p>
      <text:p text:style-name="P14">☐ <text:span text:style-name="T7">Links para podcasts (áudio)</text:span></text:p>
      <text:p text:style-name="P14">☐ <text:span text:style-name="T7">Links do menu (se houver)</text:span></text:p>
      <text:p text:style-name="P14">☐ <text:span text:style-name="T7">Links do rodapé</text:span></text:p>
      <text:h text:style-name="P10" text:outline-level="3"><text:span text:style-name="T2">🖼️ </text:span><text:span text:style-name="Strong_20_Emphasis"><text:span text:style-name="T6">Revisão de Imagens e Mídia:</text:span></text:span></text:h>
      <text:p text:style-name="P15"><text:span text:style-name="T8">🖼️ </text:span><text:span text:style-name="T9">TESTAR TODAS AS IMAGENS:</text:span></text:p>
      <text:p text:style-name="P17"/>
      <text:p text:style-name="P14">☐ <text:span text:style-name="T7">Imagem da notícia 1 carrega</text:span></text:p>
      <text:p text:style-name="P14">☐ <text:span text:style-name="T7">Imagem da notícia 2 carrega</text:span></text:p>
      <text:p text:style-name="P14">☐ <text:span text:style-name="T7">Imagem da notícia 3 carrega</text:span></text:p>
      <text:p text:style-name="P14">☐ <text:span text:style-name="T7">Imagens têm texto alternativo (alt)</text:span></text:p>
      <text:p text:style-name="P14">☐ <text:span text:style-name="T7">Vídeos reproduzem corretamente</text:span></text:p>
      <text:p text:style-name="P14">☐ <text:span text:style-name="T7">Áudios reproduzem corretamente</text:span></text:p>
      <text:h text:style-name="P10" text:outline-level="3"><text:span text:style-name="T2">📱 </text:span><text:span text:style-name="Strong_20_Emphasis"><text:span text:style-name="T6">Revisão de Responsividade:</text:span></text:span></text:h>
      <text:p text:style-name="P15"><text:span text:style-name="T8">📱 </text:span><text:span text:style-name="T9">TESTAR EM DIFERENTES TELAS:</text:span></text:p>
      <text:p text:style-name="P17"/>
      <text:p text:style-name="P14">☐ <text:span text:style-name="T7">Desktop (1920x1080) - tudo visível</text:span></text:p>
      <text:p text:style-name="P14">☐ <text:span text:style-name="T7">Tablet (768px) - layout se adapta</text:span></text:p>
      <text:p text:style-name="P14">☐ <text:span text:style-name="T7">Celular (375px) - menu funcionando</text:span></text:p>
      <text:p text:style-name="P14">☐ <text:span text:style-name="T7">Textos legíveis sem zoom</text:span></text:p>
      <text:p text:style-name="P14">☐ <text:span text:style-name="T7">Imagens não quebram o layout</text:span></text:p>
      <text:p text:style-name="P14">☐ <text:span text:style-name="T7">Botões clicáveis (dedo não erra)</text:span></text:p>
      <text:h text:style-name="P10" text:outline-level="3"><text:soft-page-break/><text:span text:style-name="T2">🎨 </text:span><text:span text:style-name="Strong_20_Emphasis"><text:span text:style-name="T6">Revisão de Identidade Visual:</text:span></text:span></text:h>
      <text:p text:style-name="P15"><text:span text:style-name="T8">🎨 </text:span><text:span text:style-name="T9">CONSISTÊNCIA VISUAL:</text:span></text:p>
      <text:p text:style-name="P17"/>
      <text:p text:style-name="P14">☐ <text:span text:style-name="T7">Cores principais aplicadas corretamente</text:span></text:p>
      <text:p text:style-name="P14">☐ <text:span text:style-name="T7">Cores secundárias aplicadas</text:span></text:p>
      <text:p text:style-name="P14">☐ <text:span text:style-name="T7">Cores de destaque nos lugares certos</text:span></text:p>
      <text:p text:style-name="P14">☐ <text:span text:style-name="T7">Fontes dos títulos consistentes</text:span></text:p>
      <text:p text:style-name="P14">☐ <text:span text:style-name="T7">Fontes do corpo consistentes</text:span></text:p>
      <text:p text:style-name="P14">☐ <text:span text:style-name="T7">Espaçamentos uniformes</text:span></text:p>
      <text:p text:style-name="Horizontal_20_Line"/>
      <text:h text:style-name="P30" text:outline-level="2"><text:span text:style-name="T26">4.</text:span><text:span text:style-name="T27">2</text:span><text:span text:style-name="T26"> Atividade de Revisão por Pares</text:span></text:h>
      <text:h text:style-name="P10" text:outline-level="3"><text:span text:style-name="T2">👥 </text:span><text:span text:style-name="Strong_20_Emphasis"><text:span text:style-name="T6">Como funciona:</text:span></text:span></text:h>
      <text:p text:style-name="P20"><text:span text:style-name="T15">1. GRUPO A revisa site do GRUPO B</text:span></text:p>
      <text:p text:style-name="P28">2. GRUPO B revisa site do GRUPO C</text:p>
      <text:p text:style-name="P28">3. GRUPO C revisa site do GRUPO A</text:p>
      <text:p text:style-name="P17"/>
      <text:p text:style-name="P28">CADA GRUPO DEVE:</text:p>
      <text:p text:style-name="P28">- Preencher o relatório de testes</text:p>
      <text:p text:style-name="P28">- Anotar pelo menos 3 pontos positivos</text:p>
      <text:p text:style-name="P28">- Sugerir 3 melhorias</text:p>
      <text:p text:style-name="P28">- Ser gentil e construtivo!</text:p>
      <text:h text:style-name="P10" text:outline-level="3"><text:span text:style-name="T2">💬 </text:span><text:span text:style-name="Strong_20_Emphasis"><text:span text:style-name="T6">Feedback construtivo:</text:span></text:span></text:h>
      <text:p text:style-name="P15"><text:span text:style-name="T8">✅ </text:span><text:span text:style-name="T9">PONTOS POSITIVOS:</text:span></text:p>
      <text:p text:style-name="P16"><text:span text:style-name="T10">-</text:span> "Gostei muito das cores escolhidas, combinam com o tema!"</text:p>
      <text:p text:style-name="P16"><text:span text:style-name="T10">-</text:span> "O vídeo ficou muito profissional, parabéns!"</text:p>
      <text:p text:style-name="P16"><text:span text:style-name="T10">-</text:span> "A navegação está intuitiva, fácil de encontrar as notícias."</text:p>
      <text:p text:style-name="P17"/>
      <text:p text:style-name="P14">🔧 <text:span text:style-name="T7">SUGESTÕES DE MELHORIA:</text:span></text:p>
      <text:p text:style-name="P16"><text:span text:style-name="T10">-</text:span> "O link do podcast está quebrado, verificar o caminho."</text:p>
      <text:p text:style-name="P16"><text:span text:style-name="T10">-</text:span> "No celular, o menu fica meio apertado."</text:p>
      <text:p text:style-name="P16"><text:span text:style-name="T10">-</text:span> "Faltou o texto alternativo em algumas imagens."</text:p>
      <text:p text:style-name="P17"/>
      <text:p text:style-name="P14">❌ <text:span text:style-name="T7">NUNCA DIGA:</text:span></text:p>
      <text:p text:style-name="P16"><text:span text:style-name="T10">-</text:span> "Seu site está feio"</text:p>
      <text:p text:style-name="P16"><text:span text:style-name="T10">-</text:span> "Isso tá errado"</text:p>
      <text:p text:style-name="P16"><text:soft-page-break/><text:span text:style-name="T10">-</text:span> "Não gostei"</text:p>
      <text:p text:style-name="Horizontal_20_Line"/>
      <text:h text:style-name="P1" text:outline-level="1"><text:span text:style-name="T2">🔷 </text:span><text:span text:style-name="Strong_20_Emphasis"><text:span text:style-name="T3">PARTE 5: AJUSTES FINAIS</text:span></text:span></text:h>
      <text:h text:style-name="P8" text:outline-level="2">5.1 Checklist de Preparação para Apresentação</text:h>
      <text:h text:style-name="P10" text:outline-level="3"><text:span text:style-name="T2">✅ </text:span><text:span text:style-name="Strong_20_Emphasis"><text:span text:style-name="T6">Antes da aula TEMA 06:</text:span></text:span></text:h>
      <text:p text:style-name="P15"><text:span text:style-name="T8">☐ </text:span><text:span text:style-name="T9">Site publicado no GitHub Pages</text:span></text:p>
      <text:p text:style-name="P14">☐ <text:span text:style-name="T7">README.md completo e atualizado</text:span></text:p>
      <text:p text:style-name="P14">☐ <text:span text:style-name="T7">Todos os links testados e funcionando</text:span></text:p>
      <text:p text:style-name="P14">☐ <text:span text:style-name="T7">Imagens carregando corretamente</text:span></text:p>
      <text:p text:style-name="P14">☐ <text:span text:style-name="T7">Vídeo publicado (YouTube não listado)</text:span></text:p>
      <text:p text:style-name="P14">☐ <text:span text:style-name="T7">Podcast publicado (SoundCloud/Drive)</text:span></text:p>
      <text:p text:style-name="P14">☐ <text:span text:style-name="T7">Estrutura de pastas organizada</text:span></text:p>
      <text:p text:style-name="P14">☐ <text:span text:style-name="T7">Código comentado (principais funções)</text:span></text:p>
      <text:p text:style-name="P14">☐ <text:span text:style-name="T7">Responsividade testada</text:span></text:p>
      <text:p text:style-name="P14">☐ <text:span text:style-name="T7">Relatório de testes preenchido</text:span></text:p>
      <text:p text:style-name="Horizontal_20_Line"/>
      <text:h text:style-name="P8" text:outline-level="2">5.2 Dicas para Apresentação Final</text:h>
      <text:h text:style-name="P10" text:outline-level="3"><text:span text:style-name="T2">🎤 </text:span><text:span text:style-name="Strong_20_Emphasis"><text:span text:style-name="T6">Roteiro de apresentação (3-5 minutos):</text:span></text:span></text:h>
      <text:p text:style-name="P12">markdown</text:p>
      <text:p text:style-name="P16"><text:span text:style-name="T10">1.</text:span> INTRODUÇÃO (30s)</text:p>
      <text:p text:style-name="P13"><text:s text:c="3"/><text:span text:style-name="T16">-</text:span><text:span text:style-name="T7"> Nome da agência</text:span></text:p>
      <text:p text:style-name="P13"><text:s text:c="3"/><text:span text:style-name="T16">-</text:span><text:span text:style-name="T7"> Quem são os membros</text:span></text:p>
      <text:p text:style-name="P13"><text:s text:c="3"/><text:span text:style-name="T16">-</text:span><text:span text:style-name="T7"> Tema editorial</text:span></text:p>
      <text:p text:style-name="P17"/>
      <text:p text:style-name="P16"><text:span text:style-name="T10">2.</text:span> O SITE (1 min)</text:p>
      <text:p text:style-name="P13"><text:s text:c="3"/><text:span text:style-name="T16">-</text:span><text:span text:style-name="T7"> Mostrar a página inicial</text:span></text:p>
      <text:p text:style-name="P13"><text:s text:c="3"/><text:span text:style-name="T16">-</text:span><text:span text:style-name="T7"> Explicar a identidade visual</text:span></text:p>
      <text:p text:style-name="P13"><text:s text:c="3"/><text:span text:style-name="T16">-</text:span><text:span text:style-name="T7"> Navegar pelas notícias</text:span></text:p>
      <text:p text:style-name="P17"/>
      <text:p text:style-name="P16"><text:span text:style-name="T10">3.</text:span> CONTEÚDO MULTIMÍDIA (1 min)</text:p>
      <text:p text:style-name="P13"><text:soft-page-break/><text:s text:c="3"/><text:span text:style-name="T16">-</text:span><text:span text:style-name="T7"> Mostrar o vídeo (trecho)</text:span></text:p>
      <text:p text:style-name="P13"><text:s text:c="3"/><text:span text:style-name="T16">-</text:span><text:span text:style-name="T7"> Tocar trecho do podcast</text:span></text:p>
      <text:p text:style-name="P17"/>
      <text:p text:style-name="P16"><text:span text:style-name="T10">4.</text:span> PROCESSO (1 min)</text:p>
      <text:p text:style-name="P13"><text:s text:c="3"/><text:span text:style-name="T16">-</text:span><text:span text:style-name="T7"> Como foi o desenvolvimento</text:span></text:p>
      <text:p text:style-name="P13"><text:s text:c="3"/><text:span text:style-name="T16">-</text:span><text:span text:style-name="T7"> Desafios e aprendizados</text:span></text:p>
      <text:p text:style-name="P13"><text:s text:c="3"/><text:span text:style-name="T16">-</text:span><text:span text:style-name="T7"> O que mudou desde o início</text:span></text:p>
      <text:p text:style-name="P17"/>
      <text:p text:style-name="P16"><text:span text:style-name="T10">5.</text:span> ENCERRAMENTO (30s)</text:p>
      <text:p text:style-name="P13"><text:s text:c="3"/><text:span text:style-name="T16">-</text:span><text:span text:style-name="T7"> Agradecimentos</text:span></text:p>
      <text:p text:style-name="P13"><text:s text:c="3"/><text:span text:style-name="T16">-</text:span><text:span text:style-name="T7"> Link do site</text:span></text:p>
      <text:p text:style-name="P13"><text:s text:c="3"/><text:span text:style-name="T16">-</text:span><text:span text:style-name="T7"> Convite para perguntas</text:span></text:p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2T16:48:58.590000000</meta:creation-date>
    <dc:date>2026-03-04T16:35:01.039000000</dc:date>
    <meta:editing-duration>PT13M56S</meta:editing-duration>
    <meta:editing-cycles>4</meta:editing-cycles>
    <meta:generator>LibreOffice/24.8.0.3$Windows_X86_64 LibreOffice_project/0bdf1299c94fe897b119f97f3c613e9dca6be583</meta:generator>
    <meta:document-statistic meta:table-count="4" meta:image-count="0" meta:object-count="0" meta:page-count="12" meta:paragraph-count="341" meta:word-count="1549" meta:character-count="9590" meta:non-whitespace-character-count="8026"/>
  </office:meta>
</office:document-meta>
</file>